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4 (01:30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For an explanation of the shortcodes labelling, please refer </text:span><text:a xlink:type="simple" xlink:href="../user_guide#labelling-with-shortcodes-1" office:name=""><text:span text:style-name="Definition"><text:span text:style-name="T1">to our user guide</text:span></text:span></text:a><text:span text:style-name="T1">.</text:span></text:p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www.wikiwand.com/en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Source_Text"><text:span text:style-name="KeywordTok">using</text:span>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Source_Text"><text:span text:style-name="NormalTok">Main</text:span></text:span> method</text:p>
        </text:list-item>
        <text:list-item>
          <text:p text:style-name="P8">intro to Console’s <text:span text:style-name="Source_Text"><text:span text:style-name="NormalTok">Write</text:span></text:span> and <text:span text:style-name="Source_Text"><text:span text:style-name="NormalTok">WriteLine</text:span>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Source_Text"><text:span text:style-name="OperatorTok">{</text:span></text:span> and <text:span text:style-name="Source_Text"><text:span text:style-name="OperatorTok">}</text:span>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Source_Text"><text:span text:style-name="DataTypeTok">int</text:span></text:span>, <text:span text:style-name="Source_Text"><text:span text:style-name="DataTypeTok">long</text:span></text:span>) – range and size, signature (<text:span text:style-name="Source_Text"><text:span text:style-name="DataTypeTok">uint</text:span></text:span>)</text:p>
        </text:list-item>
        <text:list-item>
          <text:p text:style-name="P11">Floating Point (<text:span text:style-name="Source_Text"><text:span text:style-name="DataTypeTok">float</text:span></text:span>, <text:span text:style-name="Source_Text"><text:span text:style-name="DataTypeTok">double</text:span></text:span>, and <text:span text:style-name="Source_Text"><text:span text:style-name="DataTypeTok">decimal</text:span></text:span>) – range, size and precision,</text:p>
        </text:list-item>
        <text:list-item>
          <text:p text:style-name="P11">Type casting (e.g. from <text:span text:style-name="Source_Text"><text:span text:style-name="DataTypeTok">int</text:span></text:span> to <text:span text:style-name="Source_Text"><text:span text:style-name="DataTypeTok">double</text:span></text:span>, and legal operations between different datatypes) and casting operator (e.g. <text:span text:style-name="Source_Text"><text:span text:style-name="OperatorTok">(</text:span><text:span text:style-name="DataTypeTok">int</text:span><text:span text:style-name="OperatorTok">)</text:span></text:span>).</text:p>
        </text:list-item>
        <text:list-item>
          <text:p text:style-name="P11">Overflow and underflow 🛡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Source_Text"><text:span text:style-name="KeywordTok">true</text:span></text:span>, <text:span text:style-name="Source_Text"><text:span text:style-name="KeywordTok">false</text:span>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Source_Text"><text:span text:style-name="OperatorTok">*</text:span></text:span>, <text:span text:style-name="Source_Text"><text:span text:style-name="OperatorTok">/</text:span></text:span>, <text:span text:style-name="Source_Text"><text:span text:style-name="OperatorTok">%</text:span></text:span>, <text:span text:style-name="Source_Text"><text:span text:style-name="OperatorTok">+</text:span></text:span>, <text:span text:style-name="Source_Text"><text:span text:style-name="OperatorTok">-</text:span></text:span></text:p>
        </text:list-item>
        <text:list-item>
          <text:p text:style-name="P13">Unary arithmetic operators: <text:span text:style-name="Source_Text"><text:span text:style-name="OperatorTok">++</text:span></text:span>, <text:span text:style-name="Source_Text"><text:span text:style-name="OperatorTok">--</text:span>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Source_Text"><text:span text:style-name="OperatorTok">!=</text:span></text:span>, <text:span text:style-name="Source_Text"><text:span text:style-name="OperatorTok">==</text:span></text:span>, <text:span text:style-name="Source_Text"><text:span text:style-name="OperatorTok">&gt;</text:span></text:span>, <text:span text:style-name="Source_Text"><text:span text:style-name="OperatorTok">&gt;=</text:span></text:span>, <text:span text:style-name="Source_Text"><text:span text:style-name="OperatorTok">&lt;</text:span></text:span>, <text:span text:style-name="Source_Text"><text:span text:style-name="OperatorTok">&lt;=</text:span></text:span></text:p>
        </text:list-item>
        <text:list-item>
          <text:p text:style-name="P13">Boolean logical operators: <text:span text:style-name="Source_Text"><text:span text:style-name="OperatorTok">&amp;&amp;</text:span></text:span>, <text:span text:style-name="Source_Text"><text:span text:style-name="OperatorTok">||</text:span></text:span>, <text:span text:style-name="Source_Text"><text:span text:style-name="OperatorTok">!</text:span></text:span></text:p>
        </text:list-item>
        <text:list-item>
          <text:p text:style-name="P13">Precedence and “validity” of some expressions (typically, <text:span text:style-name="Source_Text">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</text:span> is not a valid expression)</text:p>
        </text:list-item>
        <text:list-item>
          <text:p text:style-name="P13">Combined assignment operators: <text:span text:style-name="Source_Text"><text:span text:style-name="OperatorTok">+=</text:span></text:span>, <text:span text:style-name="Source_Text"><text:span text:style-name="OperatorTok">*=</text:span></text:span>, <text:span text:style-name="Source_Text"><text:span text:style-name="OperatorTok">-=</text:span></text:span>, <text:span text:style-name="Source_Text"><text:span text:style-name="OperatorTok">/=</text:span></text:span>, <text:span text:style-name="Source_Text"><text:span text:style-name="OperatorTok">%=</text:span>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Source_Text"><text:span text:style-name="NormalTok">ReadLine</text:span></text:span> method</text:p>
        </text:list-item>
        <text:list-item>
          <text:p text:style-name="P14">Concatenation (<text:span text:style-name="Source_Text"><text:span text:style-name="OperatorTok">+</text:span></text:span>)</text:p>
        </text:list-item>
        <text:list-item>
          <text:p text:style-name="P14">Interpolation</text:p>
        </text:list-item>
        <text:list-item>
          <text:p text:style-name="P14">Additional methods: <text:span text:style-name="Source_Text"><text:span text:style-name="NormalTok">ToLower</text:span></text:span>, <text:span text:style-name="Source_Text"><text:span text:style-name="NormalTok">ToUpper</text:span></text:span>, <text:span text:style-name="Source_Text"><text:span text:style-name="NormalTok">Contains</text:span></text:span>, <text:span text:style-name="Source_Text"><text:span text:style-name="NormalTok">StartsWith</text:span></text:span>, <text:span text:style-name="Source_Text"><text:span text:style-name="NormalTok">EndsWith</text:span>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learn.microsoft.com/en-us/dotnet/standard/base-types/standard-numeric-format-strings" office:name=""><text:span text:style-name="Definition">Format specifiers</text:span></text:a> for numbers: – Currency (<text:span text:style-name="Source_Text"><text:span text:style-name="NormalTok">C</text:span></text:span>),</text:p>
          <text:list text:style-name="L16">
            <text:list-item>
              <text:p text:style-name="P16">Fixed-point (<text:span text:style-name="Source_Text"><text:span text:style-name="NormalTok">F</text:span></text:span>) or Number (<text:span text:style-name="Source_Text"><text:span text:style-name="NormalTok">N</text:span></text:span>)</text:p>
            </text:list-item>
            <text:list-item>
              <text:p text:style-name="P16">Percent (<text:span text:style-name="Source_Text"><text:span text:style-name="NormalTok">P</text:span></text:span>) ❓</text:p>
            </text:list-item>
            <text:list-item>
              <text:p text:style-name="P16">Exponential (<text:span text:style-name="Source_Text"><text:span text:style-name="NormalTok">E</text:span></text:span>) ❓</text:p>
            </text:list-item>
          </text:list>
        </text:list-item>
        <text:list-item>
          <text:p text:style-name="P15">The <text:span text:style-name="Source_Text"><text:span text:style-name="NormalTok">String</text:span><text:span text:style-name="OperatorTok">.</text:span><text:span text:style-name="FunctionTok">Format</text:span>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www.wikiwand.com/en/ASCII#Printable_characters" office:name=""><text:span text:style-name="Definition">wikipedia</text:span></text:a>)</text:p>
        </text:list-item>
        <text:list-item>
          <text:p text:style-name="P17">Escape character and sequences: <text:span text:style-name="Source_Text"><text:span text:style-name="NormalTok">\n</text:span></text:span>, <text:span text:style-name="Source_Text"><text:span text:style-name="NormalTok">\t</text:span></text:span>, <text:span text:style-name="Source_Text"><text:span text:style-name="NormalTok">\\</text:span>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Source_Text"><text:span text:style-name="NormalTok">ToLower</text:span></text:span>, <text:span text:style-name="Source_Text"><text:span text:style-name="NormalTok">ToUpper</text:span>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Source_Text"><text:span text:style-name="NormalTok">Add</text:span></text:span> method</text:p>
        </text:list-item>
        <text:list-item>
          <text:p text:style-name="P18">Accessing items using <text:span text:style-name="Source_Text"><text:span text:style-name="OperatorTok">[]</text:span></text:span></text:p>
        </text:list-item>
        <text:list-item>
          <text:p text:style-name="P18">Removing and Inserting (<text:span text:style-name="Source_Text"><text:span text:style-name="NormalTok">Remove</text:span></text:span>, <text:span text:style-name="Source_Text"><text:span text:style-name="NormalTok">RemoveAt</text:span></text:span>, <text:span text:style-name="Source_Text"><text:span text:style-name="NormalTok">Insert</text:span></text:span>)</text:p>
        </text:list-item>
        <text:list-item>
          <text:p text:style-name="P18"><text:span text:style-name="Source_Text"><text:span text:style-name="NormalTok">Count</text:span>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Source_Text"><text:span text:style-name="KeywordTok">if</text:span></text:span></text:p>
        </text:list-item>
        <text:list-item>
          <text:p text:style-name="P19"><text:span text:style-name="Source_Text"><text:span text:style-name="KeywordTok">if</text:span><text:span text:style-name="OperatorTok">-</text:span><text:span text:style-name="KeywordTok">else</text:span></text:span></text:p>
        </text:list-item>
        <text:list-item>
          <text:p text:style-name="P19"><text:span text:style-name="Source_Text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span></text:p>
        </text:list-item>
        <text:list-item>
          <text:p text:style-name="P19">nested <text:span text:style-name="Source_Text"><text:span text:style-name="KeywordTok">if</text:span></text:span>s</text:p>
        </text:list-item>
        <text:list-item>
          <text:p text:style-name="P19"><text:span text:style-name="Source_Text"><text:span text:style-name="KeywordTok">switch</text:span>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Source_Text"><text:span text:style-name="KeywordTok">switch</text:span>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Source_Text"><text:span text:style-name="KeywordTok">foreach</text:span></text:span></text:p>
        </text:list-item>
        <text:list-item>
          <text:p text:style-name="P21"><text:span text:style-name="Source_Text"><text:span text:style-name="KeywordTok">while</text:span></text:span></text:p>
        </text:list-item>
        <text:list-item>
          <text:p text:style-name="P21"><text:span text:style-name="Source_Text"><text:span text:style-name="KeywordTok">for</text:span></text:span></text:p>
        </text:list-item>
        <text:list-item>
          <text:p text:style-name="P21"><text:span text:style-name="Source_Text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Source_Text"><text:span text:style-name="OperatorTok">=</text:span></text:span> instead of <text:span text:style-name="Source_Text"><text:span text:style-name="OperatorTok">==</text:span></text:span>, <text:span text:style-name="Source_Text"><text:span text:style-name="OperatorTok">&lt;=</text:span><text:span text:style-name="NormalTok"><text:s text:c="1"/>n</text:span></text:span> vs <text:span text:style-name="Source_Text"><text:span text:style-name="OperatorTok">&lt;</text:span><text:span text:style-name="NormalTok"><text:s text:c="1"/>n</text:span>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www.wikiwand.com/en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Source_Text"><text:span text:style-name="KeywordTok">new</text:span>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Source_Text"><text:span text:style-name="NormalTok">ToString</text:span>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Source_Text"><text:span text:style-name="NormalTok">ToString</text:span>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learn.microsoft.com/en-us/dotnet/api/system.math" office:name=""><text:span text:style-name="Definition"><text:span text:style-name="Source_Text"><text:span text:style-name="NormalTok">Math</text:span></text:span> Class</text:span></text:a> (<text:span text:style-name="Source_Text"><text:span text:style-name="NormalTok">Abs</text:span></text:span>, <text:span text:style-name="Source_Text"><text:span text:style-name="NormalTok">Sqrt</text:span></text:span>, <text:span text:style-name="Source_Text"><text:span text:style-name="NormalTok">Pow</text:span>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Source_Text"><text:span text:style-name="KeywordTok">new</text:span><text:span text:style-name="NormalTok"><text:s text:c="1"/></text:span><text:span text:style-name="FunctionTok">Random</text:span><text:span text:style-name="OperatorTok">()</text:span>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</text:p>
        </text:list-item>
        <text:list-item>
          <text:p text:style-name="P30"><text:span text:style-name="Source_Text"><text:span text:style-name="NormalTok">TryParse</text:span></text:span> in the <text:span text:style-name="Source_Text"><text:span text:style-name="DataTypeTok">int</text:span></text:span> and <text:span text:style-name="Source_Text"><text:span text:style-name="DataTypeTok">decimal</text:span>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Source_Text"><text:span text:style-name="DataTypeTok">const</text:span>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Source_Text"><text:span text:style-name="NormalTok">Math</text:span><text:span text:style-name="OperatorTok">.</text:span><text:span text:style-name="FunctionTok">PI</text:span>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Source_Text"><text:span text:style-name="KeywordTok">enum</text:span>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Source_Text"><text:span text:style-name="NormalTok">Length</text:span></text:span> property</text:p>
        </text:list-item>
        <text:list-item>
          <text:p text:style-name="P33"><text:span text:style-name="Source_Text"><text:span text:style-name="NormalTok">Resize</text:span>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Source_Text"><text:span text:style-name="NormalTok">try…catch</text:span></text:span> blocks</text:p>
        </text:list-item>
        <text:list-item>
          <text:p text:style-name="P34">Types of exceptions</text:p>
        </text:list-item>
        <text:list-item>
          <text:p text:style-name="P34"><text:span text:style-name="Source_Text"><text:span text:style-name="KeywordTok">finally</text:span>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Source_Text"><text:span text:style-name="NormalTok">StreamWriter</text:span></text:span> and <text:span text:style-name="Source_Text"><text:span text:style-name="NormalTok">StreamReader</text:span>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Source_Text"><text:span text:style-name="NormalTok">File</text:span>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5-22T17:30:46Z</meta:creation-date>
    <dc:date>2024-05-22T17:30:46Z</dc:date>
    <meta:user-defined meta:name="date" meta:value-type="string">May  22, 2024 (01:30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